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8D9000025D52D6549F5.svm"/>
  <manifest:file-entry manifest:media-type="" manifest:full-path="Pictures/2000000700001B1500001BB449A63E03.svm"/>
  <manifest:file-entry manifest:media-type="" manifest:full-path="Pictures/2000000700001FBC00001F03DC3C6FB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Bitstream Vera Sans Mono', 'Courier New', Courier, monospace"/>
    <style:font-face style:name="Verdana" svg:font-family="Verdana"/>
    <style:font-face style:name="courier new" svg:font-family="'courier new', courier"/>
    <style:font-face style:name="verdana" svg:font-family="verdana, Tahom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3">
      <style:paragraph-properties style:line-height-at-least="0.397cm" fo:text-align="justify" style:justify-single-word="false" fo:widows="1"/>
    </style:style>
    <style:style style:name="P2" style:family="paragraph" style:parent-style-name="Text_20_body">
      <style:paragraph-properties fo:margin-left="0cm" fo:margin-right="0cm" fo:margin-top="0cm" fo:margin-bottom="0cm" style:line-height-at-least="0.397cm" fo:text-align="justify" style:justify-single-word="false" fo:widows="1" fo:text-indent="0cm" style:auto-text-indent="false" fo:padding="0cm" fo:border="none"/>
      <style:text-properties fo:font-variant="normal" fo:text-transform="none" fo:color="#666666" fo:letter-spacing="normal"/>
    </style:style>
    <style:style style:name="P3" style:family="paragraph" style:parent-style-name="Text_20_body">
      <style:paragraph-properties fo:margin-left="0cm" fo:margin-right="0cm" fo:margin-top="0cm" fo:margin-bottom="0cm" style:line-height-at-least="0.397cm" fo:text-align="justify" style:justify-single-word="false" fo:widows="1" fo:text-indent="0cm" style:auto-text-indent="false" fo:padding="0cm" fo:border="none"/>
      <style:text-properties fo:font-variant="normal" fo:text-transform="none" fo:color="#666666" style:font-name="verdana" fo:font-size="8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line-height-at-least="0.397cm" fo:text-align="justify" style:justify-single-word="false" fo:widows="1" fo:text-indent="0cm" style:auto-text-indent="false" fo:padding="0cm" fo:border="none"/>
      <style:text-properties fo:font-variant="normal" fo:text-transform="none" fo:color="#666666" fo:font-size="10pt" fo:letter-spacing="normal" style:font-size-asian="10pt" style:font-size-complex="10pt"/>
    </style:style>
    <style:style style:name="P5" style:family="paragraph" style:parent-style-name="Text_20_body" style:master-page-name="">
      <style:paragraph-properties fo:margin-left="1.244cm" fo:margin-right="0cm" fo:margin-top="0cm" fo:margin-bottom="0cm" style:line-height-at-least="0.397cm" fo:text-align="justify" style:justify-single-word="false" fo:widows="1" fo:text-indent="0cm" style:auto-text-indent="false" style:page-number="auto" fo:padding="0cm" fo:border="none"/>
      <style:text-properties fo:font-variant="normal" fo:text-transform="none" fo:color="#666666" style:font-name="verdana" fo:font-size="8.25pt" fo:letter-spacing="normal" fo:font-style="normal" fo:font-weight="normal"/>
    </style:style>
    <style:style style:name="P6" style:family="paragraph" style:parent-style-name="Text_20_body" style:list-style-name="L2">
      <style:paragraph-properties fo:margin-top="0cm" fo:margin-bottom="0cm" style:line-height-at-least="0.397cm" fo:text-align="justify" style:justify-single-word="false" fo:widows="1" fo:padding="0cm" fo:border="none"/>
    </style:style>
    <style:style style:name="P7" style:family="paragraph" style:parent-style-name="Text_20_body" style:master-page-name="">
      <style:paragraph-properties fo:margin-left="1.191cm" fo:margin-right="0cm" fo:margin-top="0cm" fo:margin-bottom="0cm" style:line-height-at-least="0.397cm" fo:text-align="justify" style:justify-single-word="false" fo:widows="1" fo:text-indent="0cm" style:auto-text-indent="false" style:page-number="auto" fo:padding="0cm" fo:border="none"/>
      <style:text-properties fo:font-variant="normal" fo:text-transform="none" fo:color="#666666" style:font-name="verdana" fo:font-size="10pt" fo:letter-spacing="normal" fo:font-style="normal" fo:font-weight="normal" style:font-size-asian="10pt" style:font-size-complex="10pt"/>
    </style:style>
    <style:style style:name="P8" style:family="paragraph" style:parent-style-name="Text_20_body" style:master-page-name="">
      <style:paragraph-properties fo:margin-left="1.191cm" fo:margin-right="0cm" fo:margin-top="0cm" fo:margin-bottom="0cm" style:line-height-at-least="0.397cm" fo:text-align="justify" style:justify-single-word="false" fo:widows="1" fo:text-indent="0cm" style:auto-text-indent="false" style:page-number="auto" fo:padding="0cm" fo:border="none"/>
      <style:text-properties fo:font-variant="normal" fo:text-transform="none" fo:color="#666666" style:font-name="verdana" fo:font-size="10pt" fo:letter-spacing="normal" fo:font-style="normal" fo:font-weight="normal" style:font-size-asian="10pt" style:font-size-complex="10pt"/>
    </style:style>
    <style:style style:name="P9" style:family="paragraph" style:parent-style-name="Text_20_body">
      <style:paragraph-properties fo:margin-left="1.191cm" fo:margin-right="0cm" fo:margin-top="0cm" fo:margin-bottom="0cm" style:line-height-at-least="0.397cm" fo:text-align="justify" style:justify-single-word="false" fo:widows="1" fo:text-indent="0cm" style:auto-text-indent="false" fo:padding="0cm" fo:border="none"/>
      <style:text-properties fo:font-variant="normal" fo:text-transform="none" fo:color="#666666" style:font-name="verdana" fo:font-size="10pt" fo:letter-spacing="normal" fo:font-style="normal" fo:font-weight="normal" style:font-size-asian="10pt" style:font-size-complex="10pt"/>
    </style:style>
    <style:style style:name="P10" style:family="paragraph" style:parent-style-name="Text_20_body" style:master-page-name="">
      <style:paragraph-properties fo:margin-left="1.27cm" fo:margin-right="0cm" fo:margin-top="0cm" fo:margin-bottom="0cm" style:line-height-at-least="0.397cm" fo:text-align="justify" style:justify-single-word="false" fo:widows="1" fo:text-indent="0cm" style:auto-text-indent="false" style:page-number="auto" fo:padding="0cm" fo:border="none"/>
      <style:text-properties fo:font-variant="normal" fo:text-transform="none" fo:color="#666666" style:font-name="verdana" fo:font-size="8.25pt" fo:letter-spacing="normal" fo:font-style="normal" style:text-underline-style="solid" style:text-underline-width="auto" style:text-underline-color="font-color" fo:font-weight="normal"/>
    </style:style>
    <style:style style:name="P11" style:family="paragraph" style:parent-style-name="Text_20_body" style:master-page-name="">
      <style:paragraph-properties fo:margin-left="1.27cm" fo:margin-right="0cm" fo:margin-top="0cm" fo:margin-bottom="0cm" style:line-height-at-least="0.397cm" fo:text-align="justify" style:justify-single-word="false" fo:widows="1" fo:text-indent="0cm" style:auto-text-indent="false" style:page-number="auto" fo:padding="0cm" fo:border="none"/>
      <style:text-properties fo:font-variant="normal" fo:text-transform="none" fo:color="#666666" style:font-name="courier new" fo:font-size="8.25pt" fo:letter-spacing="normal" fo:font-style="normal" fo:font-weight="normal"/>
    </style:style>
    <style:style style:name="P12" style:family="paragraph" style:parent-style-name="Text_20_body" style:master-page-name="">
      <style:paragraph-properties fo:margin-left="2.593cm" fo:margin-right="0cm" fo:margin-top="0cm" fo:margin-bottom="0cm" style:line-height-at-least="0.397cm" fo:text-align="start" style:justify-single-word="false" fo:widows="1" fo:text-indent="0cm" style:auto-text-indent="false" style:page-number="auto" fo:padding="0cm" fo:border="none"/>
      <style:text-properties fo:font-variant="normal" fo:text-transform="none" fo:color="#666666" style:font-name="verdana" fo:font-size="8.25pt" fo:letter-spacing="normal" fo:font-style="normal" fo:font-weight="normal"/>
    </style:style>
    <style:style style:name="P13" style:family="paragraph" style:parent-style-name="Text_20_body" style:master-page-name="">
      <style:paragraph-properties fo:margin-left="1.323cm" fo:margin-right="0cm" fo:margin-top="0cm" fo:margin-bottom="0.212cm" style:line-height-at-least="0.397cm" fo:text-align="justify" style:justify-single-word="false" fo:widows="1" fo:text-indent="0cm" style:auto-text-indent="false" style:page-number="auto"/>
      <style:text-properties fo:font-variant="normal" fo:text-transform="none" fo:color="#666666" style:font-name="verdana" fo:font-size="9pt" fo:letter-spacing="normal" fo:font-style="normal" fo:font-weight="normal" style:font-size-asian="9pt" style:font-size-complex="9pt"/>
    </style:style>
    <style:style style:name="P14" style:family="paragraph" style:parent-style-name="Text_20_body" style:master-page-name="">
      <style:paragraph-properties fo:margin-left="2.514cm" fo:margin-right="0cm" fo:margin-top="0cm" fo:margin-bottom="0cm" style:line-height-at-least="0.397cm" fo:text-align="start" style:justify-single-word="false" fo:widows="1" fo:text-indent="0cm" style:auto-text-indent="false" style:page-number="auto" fo:padding="0cm" fo:border="none"/>
      <style:text-properties fo:font-variant="normal" fo:text-transform="none" fo:color="#666666" style:font-name="courier new" fo:font-size="8.25pt" fo:letter-spacing="normal" fo:font-style="normal" fo:font-weight="normal"/>
    </style:style>
    <style:style style:name="P15" style:family="paragraph" style:parent-style-name="Text_20_body">
      <style:paragraph-properties fo:margin-left="2.514cm" fo:margin-right="0cm" fo:margin-top="0cm" fo:margin-bottom="0cm" style:line-height-at-least="0.397cm" fo:text-align="start" style:justify-single-word="false" fo:widows="1" fo:text-indent="0cm" style:auto-text-indent="false" fo:padding="0cm" fo:border="none"/>
      <style:text-properties fo:font-variant="normal" fo:text-transform="none" fo:color="#666666" style:font-name="courier new" fo:font-size="8.25pt" fo:letter-spacing="normal" fo:font-style="normal" fo:font-weight="normal"/>
    </style:style>
    <style:style style:name="P16" style:family="paragraph" style:parent-style-name="Text_20_body" style:master-page-name="">
      <style:paragraph-properties fo:margin-left="2.501cm" fo:margin-right="0cm" fo:margin-top="0cm" fo:margin-bottom="0cm" style:line-height-at-least="0.397cm" fo:text-align="justify" style:justify-single-word="false" fo:widows="1" fo:text-indent="0cm" style:auto-text-indent="false" style:page-number="auto" fo:padding="0cm" fo:border="none"/>
      <style:text-properties fo:font-variant="normal" fo:text-transform="none" fo:color="#666666" style:font-name="verdana" fo:font-size="8.25pt" fo:letter-spacing="normal" fo:font-style="normal" fo:font-weight="normal"/>
    </style:style>
    <style:style style:name="P17" style:family="paragraph" style:parent-style-name="Text_20_body">
      <style:paragraph-properties fo:margin-left="2.501cm" fo:margin-right="0cm" fo:margin-top="0cm" fo:margin-bottom="0cm" style:line-height-at-least="0.397cm" fo:text-align="justify" style:justify-single-word="false" fo:widows="1" fo:text-indent="0cm" style:auto-text-indent="false" fo:padding="0cm" fo:border="none"/>
      <style:text-properties fo:font-variant="normal" fo:text-transform="none" fo:color="#666666" style:font-name="verdana" fo:font-size="8.25pt" fo:letter-spacing="normal" fo:font-style="normal" fo:font-weight="normal"/>
    </style:style>
    <style:style style:name="P18" style:family="paragraph" style:parent-style-name="Standard" style:list-style-name="L2">
      <style:paragraph-properties style:line-height-at-least="0.397cm" fo:text-align="justify" style:justify-single-word="false" fo:widows="1"/>
    </style:style>
    <style:style style:name="P19" style:family="paragraph" style:parent-style-name="Standard" style:list-style-name="L3">
      <style:paragraph-properties style:line-height-at-least="0.397cm" fo:text-align="justify" style:justify-single-word="false" fo:widows="1"/>
      <style:text-properties fo:font-size="10pt" style:font-size-asian="10pt" style:font-size-complex="10pt"/>
    </style:style>
    <style:style style:name="P20" style:family="paragraph" style:parent-style-name="Standard">
      <style:paragraph-properties fo:margin-left="0cm" fo:margin-right="0cm" style:line-height-at-least="0.397cm" fo:text-align="justify" style:justify-single-word="false" fo:widows="1" fo:text-indent="0cm" style:auto-text-indent="false"/>
    </style:style>
    <style:style style:name="P21" style:family="paragraph" style:parent-style-name="Standard">
      <style:paragraph-properties fo:margin-left="0cm" fo:margin-right="0cm" fo:margin-top="0cm" fo:margin-bottom="0.499cm" style:line-height-at-least="0.635cm" fo:text-align="justify" style:justify-single-word="false" fo:widows="1" fo:text-indent="0cm" style:auto-text-indent="false" fo:padding="0cm" fo:border="none"/>
      <style:text-properties fo:font-variant="normal" fo:text-transform="none" fo:color="#4d5c68" style:font-name="Verdana" fo:font-size="15pt" fo:letter-spacing="normal" fo:font-style="normal" fo:font-weight="normal"/>
    </style:style>
    <style:style style:name="P22" style:family="paragraph" style:parent-style-name="Standard" style:master-page-name="">
      <style:paragraph-properties fo:margin-left="1.244cm" fo:margin-right="0cm" style:line-height-at-least="0.397cm" fo:text-align="justify" style:justify-single-word="false" fo:widows="1" fo:text-indent="0cm" style:auto-text-indent="false" style:page-number="auto"/>
    </style:style>
    <style:style style:name="P23" style:family="paragraph" style:parent-style-name="Standard" style:master-page-name="">
      <style:paragraph-properties fo:margin-left="1.244cm" fo:margin-right="0cm" style:line-height-at-least="0.397cm" fo:text-align="justify" style:justify-single-word="false" fo:widows="1" fo:text-indent="0cm" style:auto-text-indent="false" style:page-number="auto"/>
      <style:text-properties fo:font-size="10pt" style:font-size-asian="10pt" style:font-size-complex="10pt"/>
    </style:style>
    <style:style style:name="P24" style:family="paragraph" style:parent-style-name="Standard" style:master-page-name="">
      <style:paragraph-properties fo:margin-left="1.244cm" fo:margin-right="0cm" style:line-height-at-least="0.397cm" fo:text-align="justify" style:justify-single-word="false" fo:widows="1" fo:text-indent="0cm" style:auto-text-indent="false" style:page-number="auto"/>
      <style:text-properties fo:font-size="10pt" style:font-size-asian="10pt" style:font-size-complex="10pt"/>
    </style:style>
    <style:style style:name="P25" style:family="paragraph" style:parent-style-name="Standard">
      <style:paragraph-properties fo:margin-left="1.251cm" fo:margin-right="0cm" fo:text-indent="0cm" style:auto-text-indent="false"/>
    </style:style>
    <style:style style:name="P26" style:family="paragraph" style:parent-style-name="Standard">
      <style:paragraph-properties fo:margin-left="1.251cm" fo:margin-right="0cm" fo:margin-top="0cm" fo:margin-bottom="0cm" style:line-height-at-least="0.318cm" fo:text-align="start" style:justify-single-word="false" fo:widows="1" fo:text-indent="0cm" style:auto-text-indent="false" fo:padding="0cm" fo:border="none"/>
    </style:style>
    <style:style style:name="P27" style:family="paragraph" style:parent-style-name="Standard">
      <style:paragraph-properties fo:margin-left="1.251cm" fo:margin-right="0cm" fo:margin-top="0cm" fo:margin-bottom="0cm" style:line-height-at-least="0.318cm" fo:text-align="start" style:justify-single-word="false" fo:widows="1" fo:text-indent="0cm" style:auto-text-indent="false" fo:padding="0cm" fo:border="none"/>
      <style:text-properties fo:font-variant="normal" fo:text-transform="none" fo:color="#666666" fo:letter-spacing="normal"/>
    </style:style>
    <style:style style:name="P28" style:family="paragraph" style:parent-style-name="Standard" style:master-page-name="">
      <style:paragraph-properties fo:margin-left="2.566cm" fo:margin-right="0cm" fo:margin-top="0cm" fo:margin-bottom="0cm" style:line-height-at-least="0.318cm" fo:text-align="start" style:justify-single-word="false" fo:widows="1" fo:text-indent="0cm" style:auto-text-indent="false" style:page-number="auto" fo:padding="0cm" fo:border="none"/>
    </style:style>
    <style:style style:name="P29" style:family="paragraph" style:parent-style-name="Standard">
      <style:paragraph-properties fo:margin-left="2.566cm" fo:margin-right="0cm" fo:margin-top="0cm" fo:margin-bottom="0cm" style:line-height-at-least="0.318cm" fo:text-align="start" style:justify-single-word="false" fo:widows="1" fo:text-indent="0cm" style:auto-text-indent="false" fo:padding="0cm" fo:border="none"/>
    </style:style>
    <style:style style:name="P30" style:family="paragraph" style:parent-style-name="Standard" style:master-page-name="">
      <style:paragraph-properties fo:margin-left="1.191cm" fo:margin-right="0cm" style:line-height-at-least="0.397cm" fo:text-align="justify" style:justify-single-word="false" fo:widows="1" fo:text-indent="0cm" style:auto-text-indent="false" style:page-number="auto"/>
      <style:text-properties fo:font-size="10pt" style:font-size-asian="10pt" style:font-size-complex="10pt"/>
    </style:style>
    <style:style style:name="P31" style:family="paragraph" style:parent-style-name="Standard" style:master-page-name="">
      <style:paragraph-properties fo:margin-left="2.461cm" fo:margin-right="0cm" fo:margin-top="0cm" fo:margin-bottom="0cm" style:line-height-at-least="0.397cm" fo:text-align="justify" style:justify-single-word="false" fo:widows="1" fo:text-indent="0cm" style:auto-text-indent="false" style:page-number="auto" fo:padding="0cm" fo:border="none"/>
      <style:text-properties fo:font-variant="normal" fo:text-transform="none" fo:color="#666666" fo:letter-spacing="normal"/>
    </style:style>
    <style:style style:name="P32" style:family="paragraph" style:parent-style-name="Standard">
      <style:paragraph-properties fo:margin-left="2.461cm" fo:margin-right="0cm" fo:margin-top="0cm" fo:margin-bottom="0cm" style:line-height-at-least="0.318cm" fo:text-align="start" style:justify-single-word="false" fo:widows="1" fo:text-indent="0cm" style:auto-text-indent="false" fo:padding="0cm" fo:border="none"/>
    </style:style>
    <style:style style:name="P33" style:family="paragraph" style:parent-style-name="Standard">
      <style:paragraph-properties fo:margin-left="2.461cm" fo:margin-right="0cm" fo:margin-top="0cm" fo:margin-bottom="0cm" style:line-height-at-least="0.318cm" fo:text-align="start" style:justify-single-word="false" fo:widows="1" fo:text-indent="0cm" style:auto-text-indent="false" fo:padding="0cm" fo:border="none"/>
      <style:text-properties fo:font-variant="normal" fo:text-transform="none" fo:color="#666666" fo:letter-spacing="normal"/>
    </style:style>
    <style:style style:name="T1" style:family="text">
      <style:text-properties style:font-name="verdana" fo:font-style="normal" fo:font-weight="normal"/>
    </style:style>
    <style:style style:name="T2" style:family="text">
      <style:text-properties style:font-name="verdana" fo:font-size="8.25pt" fo:font-style="normal" fo:font-weight="normal"/>
    </style:style>
    <style:style style:name="T3" style:family="text">
      <style:text-properties style:font-name-complex="verdana" style:font-style-complex="normal" style:font-weight-complex="normal"/>
    </style:style>
    <style:style style:name="T4" style:family="text">
      <style:text-properties style:font-name-complex="verdana" style:font-size-complex="8.25pt" style:font-style-complex="normal" style:font-weight-complex="normal"/>
    </style:style>
    <style:style style:name="T5" style:family="text">
      <style:text-properties fo:font-variant="normal" fo:text-transform="none" fo:color="#666666" style:font-name="Consolas" fo:font-size="8.25pt" fo:letter-spacing="normal" fo:font-style="normal" fo:font-weight="normal"/>
    </style:style>
    <style:style style:name="T6" style:family="text">
      <style:text-properties fo:font-variant="normal" fo:text-transform="none" fo:color="#666666" fo:letter-spacing="normal" style:font-name-complex="verdana" style:font-size-complex="8.25pt" style:font-style-complex="normal" style:font-weight-complex="normal"/>
    </style:style>
    <style:style style:name="T7" style:family="text">
      <style:text-properties fo:font-variant="normal" fo:text-transform="none" fo:color="#666666" fo:letter-spacing="normal" style:font-name-complex="verdana" style:font-style-complex="normal" style:font-weight-complex="normal"/>
    </style:style>
    <style:style style:name="T8" style:family="text">
      <style:text-properties fo:font-variant="normal" fo:text-transform="none" fo:color="#666666" fo:font-size="8.25pt" fo:letter-spacing="normal" fo:font-style="normal" fo:font-weight="bold"/>
    </style:style>
    <style:style style:name="T9" style:family="text">
      <style:text-properties fo:font-variant="normal" fo:text-transform="none" fo:color="#666666" fo:font-size="8.25pt" fo:letter-spacing="normal" fo:font-style="normal" fo:font-weight="normal"/>
    </style:style>
    <style:style style:name="T10" style:family="text">
      <style:text-properties fo:font-variant="normal" fo:text-transform="none" fo:color="#666666" style:font-name="verdana" fo:font-size="8.25pt" fo:letter-spacing="normal" fo:font-style="normal"/>
    </style:style>
    <style:style style:name="T11" style:family="text">
      <style:text-properties fo:font-variant="normal" fo:text-transform="none" fo:color="#666666" style:font-name="verdana" fo:font-size="8.25pt" fo:letter-spacing="normal" fo:font-style="normal" fo:font-weight="normal"/>
    </style:style>
    <style:style style:name="T12" style:family="text">
      <style:text-properties fo:font-variant="normal" fo:text-transform="none" fo:color="#666666" style:font-name="verdana" fo:letter-spacing="normal" fo:font-style="normal" fo:font-weight="normal"/>
    </style:style>
    <style:style style:name="T13" style:family="text">
      <style:text-properties fo:font-variant="normal" fo:text-transform="none" fo:color="#666666" style:font-name="verdana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006699" style:font-name="Consolas" fo:font-size="8.25pt" fo:letter-spacing="normal" fo:font-style="normal" fo:font-weight="bold"/>
    </style:style>
    <style:style style:name="T15" style:family="text">
      <style:text-properties fo:font-variant="normal" fo:text-transform="none" fo:color="#000000" style:font-name="Consolas" fo:font-size="8.25pt" fo:letter-spacing="normal" fo:font-style="normal" fo:font-weight="normal"/>
    </style:style>
    <style:style style:name="T16" style:family="text">
      <style:text-properties fo:font-variant="normal" fo:text-transform="none" fo:color="#000000" fo:font-size="8.25pt" fo:letter-spacing="normal" fo:font-style="normal" fo:font-weight="normal"/>
    </style:style>
    <style:style style:name="T17" style:family="text">
      <style:text-properties fo:font-variant="normal" fo:text-transform="none" fo:color="#0000ff" style:font-name="Consolas" fo:font-size="8.25pt" fo:letter-spacing="normal" fo:font-style="normal" fo:font-weight="normal"/>
    </style:style>
    <style:style style:name="T18" style:family="text">
      <style:text-properties fo:font-variant="normal" fo:text-transform="none" fo:color="#9f6000" style:font-name="verdana" fo:font-size="8.25pt" fo:letter-spacing="normal" fo:font-style="normal" fo:font-weight="normal"/>
    </style:style>
    <style:style style:name="T19" style:family="text">
      <style:text-properties fo:color="#000000" style:font-name="Consolas" fo:font-size="8.25pt" fo:font-style="normal" fo:font-weight="normal"/>
    </style:style>
    <style:style style:name="T20" style:family="text">
      <style:text-properties style:font-name="courier new"/>
    </style:style>
    <style:style style:name="T2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Using .NET class with PowerBuilder 12.5 Classic (version 12.5.1 Build 4595)</text:p>
      <text:p text:style-name="P4"><text:span text:style-name="T1">Below are the steps one has to do in order to use a .NET class in a PowerBuilder classic application. I’ll be using the below .NET C# class to explain the approach</text:span><text:span text:style-name="T3">﻿</text:span><text:span text:style-name="T1">:</text:span></text:p>
      <text:p text:style-name="P2"/>
      <text:p text:style-name="P25"><text:span text:style-name="Source_20_Text"><text:span text:style-name="T14">using</text:span></text:span><text:span text:style-name="T5"> </text:span><text:span text:style-name="Source_20_Text"><text:span text:style-name="T15">System;</text:span></text:span></text:p>
      <text:p text:style-name="P26"><text:span text:style-name="Source_20_Text"><text:span text:style-name="T14">using</text:span></text:span><text:span text:style-name="T5"> </text:span><text:span text:style-name="Source_20_Text"><text:span text:style-name="T15">System.Runtime.InteropServices;</text:span></text:span></text:p>
      <text:p text:style-name="P27"/>
      <text:p text:style-name="P26"><text:span text:style-name="Source_20_Text"><text:span text:style-name="T14">namespace</text:span></text:span><text:span text:style-name="T5"> </text:span><text:span text:style-name="Source_20_Text"><text:span text:style-name="T15">SHARP</text:span></text:span></text:p>
      <text:p text:style-name="P26"><text:span text:style-name="Source_20_Text"><text:span text:style-name="T15">{</text:span></text:span></text:p>
      <text:p text:style-name="P26"><text:span text:style-name="Source_20_Text"><text:span text:style-name="T5"><text:tab/></text:span></text:span><text:span text:style-name="Source_20_Text"><text:span text:style-name="T15">[Guid(</text:span></text:span><text:span text:style-name="Source_20_Text"><text:span text:style-name="T17">"A08260C7-6F2D-400B-82BD-5B768CD2C1A6"</text:span></text:span><text:span text:style-name="Source_20_Text"><text:span text:style-name="T15">)]</text:span></text:span></text:p>
      <text:p text:style-name="P26"><text:span text:style-name="Source_20_Text"><text:span text:style-name="T5"><text:tab/></text:span></text:span><text:span text:style-name="Source_20_Text"><text:span text:style-name="T15">[ComVisible(</text:span></text:span><text:span text:style-name="Source_20_Text"><text:span text:style-name="T14">true</text:span></text:span><text:span text:style-name="Source_20_Text"><text:span text:style-name="T15">)]</text:span></text:span></text:p>
      <text:p text:style-name="P26"><text:span text:style-name="Source_20_Text"><text:tab/></text:span><text:span text:style-name="Source_20_Text"><text:span text:style-name="T14">public</text:span></text:span><text:span text:style-name="T5"> </text:span><text:span text:style-name="Source_20_Text"><text:span text:style-name="T14">class</text:span></text:span><text:span text:style-name="T5"> </text:span><text:span text:style-name="Source_20_Text"><text:span text:style-name="T15">SharpClass</text:span></text:span></text:p>
      <text:p text:style-name="P26"><text:span text:style-name="Source_20_Text"><text:span text:style-name="T5"><text:tab/></text:span></text:span><text:span text:style-name="Source_20_Text"><text:span text:style-name="T15">{</text:span></text:span></text:p>
      <text:p text:style-name="P26"><text:span text:style-name="Source_20_Text"><text:tab/><text:tab/></text:span><text:span text:style-name="Source_20_Text"><text:span text:style-name="T14">public</text:span></text:span><text:span text:style-name="T5"> </text:span><text:span text:style-name="Source_20_Text"><text:span text:style-name="T14">int</text:span></text:span><text:span text:style-name="T5"> </text:span><text:span text:style-name="Source_20_Text"><text:span text:style-name="T15">Sum(</text:span></text:span><text:span text:style-name="Source_20_Text"><text:span text:style-name="T14">int</text:span></text:span><text:span text:style-name="T5"> </text:span><text:span text:style-name="Source_20_Text"><text:span text:style-name="T15">a, </text:span></text:span><text:span text:style-name="Source_20_Text"><text:span text:style-name="T14">int</text:span></text:span><text:span text:style-name="T5"> </text:span><text:span text:style-name="Source_20_Text"><text:span text:style-name="T15">b) {</text:span></text:span></text:p>
      <text:p text:style-name="P26"><text:span text:style-name="Source_20_Text"><text:tab/><text:tab/></text:span><text:span text:style-name="Source_20_Text"><text:span text:style-name="T14">return</text:span></text:span><text:span text:style-name="T5"> </text:span><text:span text:style-name="Source_20_Text"><text:span text:style-name="T15">a + b;</text:span></text:span></text:p>
      <text:p text:style-name="P26"><text:span text:style-name="Source_20_Text"><text:span text:style-name="T15"><text:tab/><text:tab/></text:span></text:span><text:span text:style-name="Source_20_Text"><text:span text:style-name="T15">}</text:span></text:span></text:p>
      <text:p text:style-name="P26"><text:span text:style-name="Source_20_Text"><text:span text:style-name="T15"><text:tab/></text:span></text:span><text:span text:style-name="Source_20_Text"><text:span text:style-name="T15">}</text:span></text:span></text:p>
      <text:p text:style-name="P26"><text:span text:style-name="Source_20_Text"><text:span text:style-name="T15">}</text:span></text:span></text:p>
      <text:p text:style-name="Standard"/>
      <text:list xml:id="list6414870812417502250" text:style-name="L2">
        <text:list-item>
          <text:p text:style-name="P6"><text:span text:style-name="Strong_20_Emphasis"><text:span text:style-name="T13">IMPORTANT! </text:span></text:span><text:span text:style-name="T13">The class/method should be COM visible.</text:span></text:p>
        </text:list-item>
      </text:list>
      <text:p text:style-name="P7">This can be set up on the assembly level by editing AssemblyInfo.cs:</text:p>
      <text:p text:style-name="P10">AssemblyInfo.cs</text:p>
      <text:p text:style-name="P3"><text:span text:style-name="T20"/></text:p>
      <text:p text:style-name="P12"><text:span text:style-name="T20">//Setting ComVisible to false makes the types in this assembly not visible</text:span><text:line-break/><text:span text:style-name="T20">//to COM components. If you need to access a type in this assembly from</text:span><text:line-break/><text:span text:style-name="T20">//COM, set the ComVisible attribute to true on that type.</text:span><text:line-break/><text:span text:style-name="T20">[assembly: ComVisible(true)]</text:span><text:line-break/><text:line-break/><text:span text:style-name="T20">// The following GUID is for the ID of the typelib if this project is exposed to COM</text:span><text:line-break/><text:span text:style-name="T20">[assembly: Guid("c814a8fa-c35f-4306-b5e5-5b30f72ab21a")]</text:span><text:line-break/></text:p>
      <text:p text:style-name="P7">The advantage here is we do not have to generate GUID for our class manually.</text:p>
      <text:p text:style-name="P9"/>
      <text:p text:style-name="P9">Another way is to set this up in the class code, again COM visibility is set on the assembly level:</text:p>
      <text:p text:style-name="Standard"/>
      <text:p text:style-name="P28"><text:span text:style-name="Source_20_Text"><text:span text:style-name="T15">[assembly: System.Runtime.InteropServices.ComVisible(</text:span></text:span><text:span text:style-name="Source_20_Text"><text:span text:style-name="T14">true</text:span></text:span><text:span text:style-name="Source_20_Text"><text:span text:style-name="T15">)]</text:span></text:span></text:p>
      <text:p text:style-name="P29"><text:span text:style-name="Source_20_Text"><text:span text:style-name="T14">namespace</text:span></text:span><text:span text:style-name="T5"> </text:span><text:span text:style-name="Source_20_Text"><text:span text:style-name="T15">SHARP</text:span></text:span></text:p>
      <text:p text:style-name="P29"><text:span text:style-name="Source_20_Text"><text:span text:style-name="T15">{</text:span></text:span></text:p>
      <text:p text:style-name="P29"><text:span text:style-name="Source_20_Text"><text:span text:style-name="T5"><text:tab/></text:span></text:span><text:span text:style-name="Source_20_Text"><text:span text:style-name="T15">...</text:span></text:span></text:p>
      <text:p text:style-name="P29"><text:span text:style-name="Source_20_Text"><text:span text:style-name="T15">}</text:span></text:span></text:p>
      <text:p text:style-name="Standard"/>
      <text:p text:style-name="P30"><text:span text:style-name="T12">As before, we do not have to create our own GUID in this case. The one from AssemblyInfo.cs will be used.</text:span> </text:p>
      <text:p text:style-name="P20"/>
      <text:p text:style-name="P22"><text:span text:style-name="T18">NOTE! We can only set the assembly level ComVisible property once either in the AssemblyInfo.cs file or a class annotation. Trying to use it twice will cause “Duplicate 'ComVisible' attribute” error.</text:span> </text:p>
      <text:p text:style-name="P20"/>
      <text:p text:style-name="P23"><text:span text:style-name="T12">Finally we can expose a single class/method from our assembly as shown in the very first example. In this case we should create our own GUID using Visual Studio Tools/Create GUID function:</text:span> </text:p>
      <text:p text:style-name="P20"/>
      <text:p text:style-name="P20"><draw:frame draw:style-name="fr1" draw:name="gráficos1" text:anchor-type="paragraph" svg:x="0.889cm" svg:y="0.489cm" svg:width="5.69cm" svg:height="5.56cm" draw:z-index="1"><draw:image xlink:href="Pictures/2000000700001FBC00001F03DC3C6FBA.svm" xlink:type="simple" xlink:show="embed" xlink:actuate="onLoad"/></draw:frame><text:soft-page-break/></text:p>
      <text:p text:style-name="P20"><draw:frame draw:style-name="fr1" draw:name="gráficos2" text:anchor-type="paragraph" svg:x="9.356cm" svg:y="0cm" svg:width="4.851cm" svg:height="4.96cm" draw:z-index="2"><draw:image xlink:href="Pictures/2000000700001B1500001BB449A63E03.svm" xlink:type="simple" xlink:show="embed" xlink:actuate="onLoad"/></draw:frame></text:p>
      <text:list xml:id="list36415640" text:continue-numbering="true" text:style-name="L2">
        <text:list-item>
          <text:p text:style-name="P18"><text:span text:style-name="T13">Project properties need to be updated. In project’s Properties/Build/Output we have to check Register for COM interop:</text:span><text:span text:style-name="T21"> </text:span></text:p>
        </text:list-item>
      </text:list>
      <text:list xml:id="list5845086428810905326" text:style-name="L3">
        <text:list-header>
          <text:p text:style-name="P19"/>
        </text:list-header>
      </text:list>
      <text:p text:style-name="P20"><draw:frame draw:style-name="fr2" draw:name="gráficos3" text:anchor-type="paragraph" svg:width="10.19cm" svg:height="6.78cm" draw:z-index="0"><draw:image xlink:href="Pictures/20000007000038D9000025D52D6549F5.svm" xlink:type="simple" xlink:show="embed" xlink:actuate="onLoad"/></draw:frame></text:p>
      <text:p text:style-name="P20"/>
      <text:p text:style-name="P13">Now, if you try to build you class without exposing anything as COM visible the following warnings appear:</text:p>
      <text:p text:style-name="P11">warning MSB3391: " SHARP.dll" does not contain any types that can be unregistered for COM Interop.</text:p>
      <text:p text:style-name="P20"/>
      <text:list xml:id="list36419793" text:continue-numbering="true" text:style-name="L3">
        <text:list-item>
          <text:p text:style-name="P1"><text:span text:style-name="T13">Now we have to register our assembly:</text:span></text:p>
        </text:list-item>
      </text:list>
      <text:p text:style-name="P14">c:\Windows\Microsoft.NET\Framework\v4.0.30319\RegAsm.exe /codebase</text:p>
      <text:p text:style-name="P15">c:\Temp\SHARP\SHARP\bin\Debug\SHARP.dll /regfile:SHARP.reg</text:p>
      <text:p text:style-name="P3"/>
      <text:p text:style-name="P5">We’re using the full path to RegAsm program to avoid “Failed to load .dll because it is not a valid .NET assembly” error:</text:p>
      <text:p text:style-name="P3"><text:span text:style-name="T20"/></text:p>
      <text:p text:style-name="P16"><text:span text:style-name="T20">c:\Temp\SHARP\SHARP\bin\Debug&gt;REGASM SHARP.dll /regfile:SHARP.reg</text:span></text:p>
      <text:p text:style-name="P17"><text:span text:style-name="T20">Microsoft (R) .NET Framework Assembly Registration Utility 2.0.50727.5420</text:span></text:p>
      <text:p text:style-name="P17"><text:span text:style-name="T20">Copyright (C) Microsoft Corporation 1998-2004. All rights reserved.</text:span></text:p>
      <text:p text:style-name="P17"><text:span text:style-name="T20"/></text:p>
      <text:p text:style-name="P17"><text:span text:style-name="T20">RegAsm : error RA0000 : Failed to load 'c:\Temp\SHARP\SHARP\bin\Debug\SHARP.dll' because it is not a valid .NET assembly</text:span></text:p>
      <text:p text:style-name="P17"><text:span text:style-name="T20"/></text:p>
      <text:p text:style-name="P17"><text:span text:style-name="T20">c:\Temp\SHARP\SHARP\bin\Debug&gt;</text:span></text:p>
      <text:p text:style-name="P20"/>
      <text:list xml:id="list36446331" text:continue-numbering="true" text:style-name="L3">
        <text:list-item>
          <text:p text:style-name="P1"><text:span text:style-name="T13">After we run the created .reg file we can call our .NET function from PowerBuilder:</text:span></text:p>
        </text:list-item>
      </text:list>
      <text:p text:style-name="P2"/>
      <text:p text:style-name="P31"><text:span text:style-name="Source_20_Text"><text:span text:style-name="T19">integer<text:tab/><text:tab/>li_rc</text:span></text:span></text:p>
      <text:p text:style-name="P32"><text:span text:style-name="Source_20_Text"><text:span text:style-name="T15">oleobject<text:tab/>sharp</text:span></text:span></text:p>
      <text:p text:style-name="P33"><text:soft-page-break/></text:p>
      <text:p text:style-name="P32"><text:span text:style-name="Source_20_Text"><text:span text:style-name="T15">sharp = CREATE oleobject</text:span></text:span></text:p>
      <text:p text:style-name="P32"><text:span text:style-name="Source_20_Text"><text:span text:style-name="T15">li_rc = sharp.ConnectToNewObject ( </text:span></text:span><text:span text:style-name="Source_20_Text"><text:span text:style-name="T17">"SHARP.SharpClass"</text:span></text:span><text:span text:style-name="T5"> </text:span><text:span text:style-name="Source_20_Text"><text:span text:style-name="T15">)</text:span></text:span></text:p>
      <text:p text:style-name="P32"><text:span text:style-name="Source_20_Text"><text:span text:style-name="T15">li_rc = sharp.Sum(5, 1)</text:span></text:span></text:p>
      <text:p text:style-name="P32"><text:span text:style-name="Source_20_Text"><text:span text:style-name="T15">sharp.DisconnectObject()</text:span></text:span></text:p>
      <text:p text:style-name="P32"><text:span text:style-name="Source_20_Text"><text:span text:style-name="T15">DESTROY sharp</text:span></text:span></text:p>
      <text:p text:style-name="P2"/>
      <text:p text:style-name="P23"><text:span text:style-name="T12">Downside: If PowerBuilder is open after an assembly was used the .dll stays locked even after you disconnect from the object.</text:span><text:span text:style-name="T7">﻿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Bitstream Vera Sans Mono', 'Courier New', Courier, monospace"/>
    <style:font-face style:name="Verdana" svg:font-family="Verdana"/>
    <style:font-face style:name="courier new" svg:font-family="'courier new', courier"/>
    <style:font-face style:name="verdana" svg:font-family="verdana, Tahom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Verdan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49cm" fo:margin-bottom="1.321cm" fo:margin-left="1.455cm" fo:margin-right="1.53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ván Toletti</meta:initial-creator>
    <meta:creation-date>2016-07-02T12:20:33.03</meta:creation-date>
    <dc:date>2016-07-02T16:25:37.12</dc:date>
    <dc:creator>Iván Toletti</dc:creator>
    <meta:editing-duration>PT4H5M</meta:editing-duration>
    <meta:editing-cycles>8</meta:editing-cycles>
    <meta:generator>OpenOffice/4.1.2$Win32 OpenOffice.org_project/412m3$Build-9782</meta:generator>
    <meta:document-statistic meta:table-count="0" meta:image-count="3" meta:object-count="0" meta:page-count="3" meta:paragraph-count="50" meta:word-count="460" meta:character-count="3058"/>
  </office:meta>
</office:document-meta>
</file>